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1"/>
    </style:style>
    <style:style style:name="P5" style:family="paragraph" style:parent-style-name="Code">
      <style:text-properties style:font-name="Courier New1"/>
    </style:style>
    <style:style style:name="P6" style:family="paragraph" style:parent-style-name="Code">
      <style:text-properties style:font-name="Courier New1" fo:font-size="12pt" style:font-size-asian="12pt" style:font-size-complex="12pt"/>
    </style:style>
    <style:style style:name="P7" style:family="paragraph" style:parent-style-name="Preformatted_20_Text">
      <style:text-properties style:font-name="Courier New1" fo:font-size="12pt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Code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Code">"Hello World!"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Code">{</text:p>
            <text:p text:style-name="Code"><text:tab/>address = "192.168.0.1",</text:p>
            <text:p text:style-name="Code"><text:tab/>port = 443</text:p>
            <text:p text:style-name="Code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Code">=</text:p>
          </table:table-cell>
          <table:table-cell table:style-name="Operators.A2" office:value-type="string">
            <text:p text:style-name="Code">{</text:p>
            <text:p text:style-name="Code"><text:tab/>a = 5,</text:p>
            <text:p text:style-name="Code"><text:tab/>a = 7</text:p>
            <text:p text:style-name="Code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Code">+=</text:p>
          </table:table-cell>
          <table:table-cell table:style-name="Operators.A2" office:value-type="string">
            <text:p text:style-name="Code">{</text:p>
            <text:p text:style-name="Code"><text:tab/>a = { "hello" },</text:p>
            <text:p text:style-name="Code"><text:soft-page-break/><text:tab/>a += { "world" }</text:p>
            <text:p text:style-name="Code">}</text:p>
          </table:table-cell>
          <table:table-cell table:style-name="Operators.C2" office:value-type="string">
            <text:p text:style-name="Table_20_Contents">a contains both „hello“ and „world“. This currently only <text:soft-page-break/>works with expression lists.</text:p>
          </table:table-cell>
        </table:table-row>
        <table:table-row>
          <table:table-cell table:style-name="Operators.A2" office:value-type="string">
            <text:p text:style-name="Code">-=</text:p>
          </table:table-cell>
          <table:table-cell table:style-name="Operators.A2" office:value-type="string">
            <text:p text:style-name="Code">{</text:p>
            <text:p text:style-name="Code"><text:tab/>a = { "hello", "world" },</text:p>
            <text:p text:style-name="Code"><text:tab/>a -= { "world" }</text:p>
            <text:p text:style-name="Code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Code">*=</text:p>
          </table:table-cell>
          <table:table-cell table:style-name="Operators.A2" office:value-type="string">
            <text:p text:style-name="Code">{</text:p>
            <text:p text:style-name="Code"><text:tab/>a = 60,</text:p>
            <text:p text:style-name="Code"><text:tab/>a *= 5</text:p>
            <text:p text:style-name="Code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Code">/=</text:p>
          </table:table-cell>
          <table:table-cell table:style-name="Operators.A2" office:value-type="string">
            <text:p text:style-name="Code">{</text:p>
            <text:p text:style-name="Code"><text:tab/>a = 300,</text:p>
            <text:p text:style-name="Code"><text:tab/>a /= 5</text:p>
            <text:p text:style-name="Code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"hello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= "hello"</text:p>
            <text:p text:style-name="Code">}</text:p>
          </table:table-cell>
        </table:table-row>
        <table:table-row>
          <table:table-cell table:style-name="Shortcuts.A2" office:value-type="string">
            <text:p text:style-name="Code">{</text:p>
            <text:p text:style-name="Code"><text:tab/>hello["key"] = "world"</text:p>
            <text:p text:style-name="Code">}</text:p>
          </table:table-cell>
          <table:table-cell table:style-name="Shortcuts.B2" office:value-type="string">
            <text:p text:style-name="Code">{</text:p>
            <text:p text:style-name="Code"><text:tab/>hello += {</text:p>
            <text:p text:style-name="Code"><text:tab/><text:tab/>key = "world"</text:p>
            <text:p text:style-name="Code"><text:tab/>}</text:p>
            <text:p text:style-name="Code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Code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Code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<text:soft-page-break/>Inheritance</text:h>
      <text:p text:style-name="Text_20_body">Objects can inherit properties from one or more other objects:</text:p>
      <text:p text:style-name="Code">abstract object Host "default-host" {</text:p>
      <text:p text:style-name="Code"><text:tab/>check_interval = 30,</text:p>
      <text:p text:style-name="Code"/>
      <text:p text:style-name="Code"><text:tab/>macros = {</text:p>
      <text:p text:style-name="Code"><text:tab/><text:tab/>color = "red"</text:p>
      <text:p text:style-name="Code"><text:tab/>}</text:p>
      <text:p text:style-name="Code">}</text:p>
      <text:p text:style-name="Code"/>
      <text:p text:style-name="Code">abstract object Host "test-host" {</text:p>
      <text:p text:style-name="Code"><text:tab/>macros += {</text:p>
      <text:p text:style-name="Code"><text:tab/><text:tab/>color = "blue"</text:p>
      <text:p text:style-name="Code"><text:tab/>}</text:p>
      <text:p text:style-name="Code">}</text:p>
      <text:p text:style-name="Code"><text:tab/><text:tab/></text:p>
      <text:p text:style-name="Code"/>
      <text:p text:style-name="Code">object Host "localhost" inherits "test-host" {</text:p>
      <text:p text:style-name="Code"><text:tab/>macros += {</text:p>
      <text:p text:style-name="Code"><text:tab/><text:tab/>address = "127.0.0.1",</text:p>
      <text:p text:style-name="Code"><text:tab/><text:tab/>address6 = "::1"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"localhost"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#include“ keyword:</text:p>
      <text:p text:style-name="Code">#include "some/other/file.conf"</text:p>
      <text:h text:style-name="P10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"icinga" {</text:p>
      <text:p text:style-name="Code"><text:tab/>cert = "my-cert.pem",</text:p>
      <text:p text:style-name="Code"><text:tab/>ca = "ca.crt",</text:p>
      <text:p text:style-name="Code"/>
      <text:p text:style-name="Code"><text:tab/>node = "192.168.0.1",</text:p>
      <text:p text:style-name="Code"><text:tab/><text:span text:style-name="T4">service = 7777,</text:span></text:p>
      <text:p text:style-name="P5"/>
      <text:p text:style-name="P5"><text:tab/>pidpath = "/var/run/icinga2.pid",</text:p>
      <text:p text:style-name="P5"><text:tab/><text:span text:style-name="T3">logpath = "/var/log/icinga2.log",</text:span></text:p>
      <text:p text:style-name="P7"><text:tab/>statepath = "/var/lib/icinga2.state",</text:p>
      <text:p text:style-name="P6"/>
      <text:p text:style-name="Code"><text:tab/>macros = {</text:p>
      <text:p text:style-name="Code"><text:tab/><text:tab/>plugindir = "/usr/local/icinga/libexec"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<text:soft-page-break/>Property: logpath</text:h>
      <text:p text:style-name="Text_20_body">Optional. The path to the logfile. This is a shortcut for creating a log object of type „file“ with the specified log path.</text:p>
      <text:h text:style-name="Heading_20_3" text:outline-level="3">Property: statepath</text:h>
      <text:p text:style-name="Text_20_body">Optional. The path of the state file. This is the file Icinga 2 uses to persist objects between program runs. Defaults to „icinga.state“ in the current working directory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ger</text:h>
      <text:p text:style-name="Text_20_body">Specifies where Icinga 2 should be logging. Objects of this type must have the „local“ attribute:</text:p>
      <text:p text:style-name="P4">local object Logger "my-debug-log" {</text:p>
      <text:p text:style-name="P4"><text:tab/>type = "file",</text:p>
      <text:p text:style-name="P4"><text:tab/>path = "/var/log/icinga2.log",</text:p>
      <text:p text:style-name="P4"><text:tab/>severity = "debug"</text:p>
      <text:p text:style-name="P4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"discovery"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soft-page-break/><text:tab/>node = "192.168.5.46",</text:p>
      <text:p text:style-name="Code"><text:tab/>service = 7777,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"localhost",</text:p>
      <text:p text:style-name="Code"/>
      <text:p text:style-name="Code"><text:tab/>alias = "localhost Uptime",</text:p>
      <text:p text:style-name="Code"/>
      <text:p text:style-name="Code"><text:tab/>methods = {</text:p>
      <text:p text:style-name="Code"><text:tab/><text:tab/>check = "native::NagiosCheck"</text:p>
      <text:p text:style-name="Code"><text:tab/>},</text:p>
      <text:p text:style-name="Code"/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,</text:p>
      <text:p text:style-name="Code"><text:tab/><text:tab/>address = "127.0.0.1"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"localhost-ping" },</text:p>
      <text:p text:style-name="Code"/>
      <text:p text:style-name="Code"><text:tab/>servicegroups = { "all-services", "snmp" },</text:p>
      <text:p text:style-name="Code"/>
      <text:p text:style-name="Code"><text:tab/>checkers = { "*"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<text:soft-page-break/>Property: alias</text:h>
      <text:p text:style-name="Text_20_body">Optional. A short description of the service.</text:p>
      <text:h text:style-name="Heading_20_3" text:outline-level="3">Property: methods - check</text:h>
      <text:p text:style-name="Text_20_body">The check type of the service. For now only Nagios-compatible plugins are supported („native::NagiosCheck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<text:soft-page-break/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<text:soft-page-break/>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65924974" text:style-name="L1">
        <text:list-item>
          <text:p text:style-name="P8">Properties specified in the dictionary of the inline service definition</text:p>
        </text:list-item>
        <text:list-item>
          <text:p text:style-name="P8">Host properties</text:p>
        </text:list-item>
        <text:list-item>
          <text:p text:style-name="P8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9" text:outline-level="1"/>
      <text:h text:style-name="P10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methods {</text:p>
      <text:p text:style-name="Code"><text:tab/><text:tab/>check = „native::NagiosCheck“</text:p>
      <text:p text:style-name="Code"><text:tab/>},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8-14T09:55:18</dc:date>
    <meta:editing-duration>PT2H12M21S</meta:editing-duration>
    <meta:editing-cycles>166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26" meta:word-count="1829" meta:character-count="10371" meta:non-whitespace-character-count="9755"/>
  </office:meta>
</office:document-meta>
</file>